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356cm" fo:margin-left="0cm" table:align="left"/>
    </style:style>
    <style:style style:name="Table1.A" style:family="table-column">
      <style:table-column-properties style:column-width="2.339cm"/>
    </style:style>
    <style:style style:name="Table1.1" style:family="table-row">
      <style:table-row-properties style:min-row-height="0.367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355cm"/>
    </style:style>
    <style:style style:name="P1" style:family="paragraph" style:parent-style-name="Standard">
      <style:paragraph-properties fo:margin-left="0cm" fo:margin-right="0cm" fo:text-indent="1.251cm" style:auto-text-indent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7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Standard">
      <style:paragraph-properties fo:margin-left="1.251cm" fo:margin-right="0cm" fo:text-indent="1.251cm" style:auto-text-indent="false">
        <style:tab-stops/>
      </style:paragraph-properties>
    </style:style>
    <style:style style:name="P9" style:family="paragraph" style:parent-style-name="Standard" style:master-page-name="MP0">
      <style:paragraph-properties style:page-number="auto" fo:break-before="page"/>
      <style:text-properties fo:font-weight="bold" style:font-weight-asian="bold"/>
    </style:style>
    <style:style style:name="P10" style:family="paragraph" style:parent-style-name="Standard">
      <style:text-properties officeooo:rsid="00256bf3" officeooo:paragraph-rsid="00256bf3"/>
    </style:style>
    <style:style style:name="P11" style:family="paragraph" style:parent-style-name="Standard">
      <style:text-properties officeooo:rsid="00275a31" officeooo:paragraph-rsid="00275a31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paragraph-rsid="0035c232"/>
    </style:style>
    <style:style style:name="P15" style:family="paragraph" style:parent-style-name="Standard">
      <style:text-properties officeooo:paragraph-rsid="0036dec4"/>
    </style:style>
    <style:style style:name="P16" style:family="paragraph" style:parent-style-name="Standard">
      <style:text-properties officeooo:paragraph-rsid="003794af"/>
    </style:style>
    <style:style style:name="P17" style:family="paragraph" style:parent-style-name="Standard">
      <style:text-properties officeooo:rsid="0038f4f2" officeooo:paragraph-rsid="0038f4f2"/>
    </style:style>
    <style:style style:name="P18" style:family="paragraph" style:parent-style-name="Standard">
      <style:text-properties officeooo:paragraph-rsid="003f629e"/>
    </style:style>
    <style:style style:name="P19" style:family="paragraph" style:parent-style-name="Standard">
      <style:text-properties officeooo:paragraph-rsid="0044c8a7"/>
    </style:style>
    <style:style style:name="P20" style:family="paragraph" style:parent-style-name="Standard">
      <style:text-properties fo:font-weight="normal" officeooo:rsid="004ac528" officeooo:paragraph-rsid="004ac528" style:font-weight-asian="normal" style:font-weight-complex="normal"/>
    </style:style>
    <style:style style:name="P21" style:family="paragraph" style:parent-style-name="Standard">
      <style:text-properties officeooo:paragraph-rsid="004dbcb6"/>
    </style:style>
    <style:style style:name="P22" style:family="paragraph" style:parent-style-name="Standard">
      <style:text-properties officeooo:paragraph-rsid="00502323"/>
    </style:style>
    <style:style style:name="P23" style:family="paragraph" style:parent-style-name="Standard">
      <style:text-properties officeooo:paragraph-rsid="00541b8a"/>
    </style:style>
    <style:style style:name="P24" style:family="paragraph" style:parent-style-name="Standard">
      <style:text-properties officeooo:rsid="005ac1a4" officeooo:paragraph-rsid="005ac1a4"/>
    </style:style>
    <style:style style:name="P25" style:family="paragraph" style:parent-style-name="Standard">
      <style:paragraph-properties fo:margin-left="0cm" fo:margin-right="0cm" fo:text-indent="1.251cm" style:auto-text-indent="false"/>
    </style:style>
    <style:style style:name="P26" style:family="paragraph" style:parent-style-name="Standard">
      <style:paragraph-properties fo:margin-left="0cm" fo:margin-right="0cm" fo:text-indent="1.251cm" style:auto-text-indent="false"/>
      <style:text-properties officeooo:rsid="001eff5d" officeooo:paragraph-rsid="001eff5d"/>
    </style:style>
    <style:style style:name="P27" style:family="paragraph" style:parent-style-name="Standard">
      <style:paragraph-properties fo:margin-left="0cm" fo:margin-right="0cm" fo:text-indent="1.251cm" style:auto-text-indent="false"/>
      <style:text-properties officeooo:paragraph-rsid="005a5ab7"/>
    </style:style>
    <style:style style:name="P28" style:family="paragraph" style:parent-style-name="Standard">
      <style:paragraph-properties fo:margin-left="1.251cm" fo:margin-right="0cm" fo:text-indent="1.251cm" style:auto-text-indent="false">
        <style:tab-stops/>
      </style:paragraph-properties>
    </style:style>
    <style:style style:name="P29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officeooo:rsid="0047a016" officeooo:paragraph-rsid="0047a016"/>
    </style:style>
    <style:style style:name="P30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officeooo:rsid="0047a016" officeooo:paragraph-rsid="00511cc4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50fc08" officeooo:paragraph-rsid="0050fc08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weight="bold" officeooo:rsid="00516983" officeooo:paragraph-rsid="0055799c" style:font-weight-asian="bold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5a5ab7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1122" style:font-weight-asian="bold" style:font-weight-complex="bold"/>
    </style:style>
    <style:style style:name="T4" style:family="text">
      <style:text-properties fo:font-weight="bold" officeooo:rsid="004dbcb6" style:font-weight-asian="bold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style:font-weight-complex="bold"/>
    </style:style>
    <style:style style:name="T7" style:family="text">
      <style:text-properties officeooo:rsid="00461122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normal" officeooo:rsid="0019ed2a" style:font-weight-asian="normal" style:font-weight-complex="normal"/>
    </style:style>
    <style:style style:name="T10" style:family="text">
      <style:text-properties fo:font-weight="normal" officeooo:rsid="0019fead" style:font-weight-asian="normal" style:font-weight-complex="normal"/>
    </style:style>
    <style:style style:name="T11" style:family="text">
      <style:text-properties fo:font-weight="normal" officeooo:rsid="001bdd35" style:font-weight-asian="normal" style:font-weight-complex="normal"/>
    </style:style>
    <style:style style:name="T12" style:family="text">
      <style:text-properties fo:font-weight="normal" officeooo:rsid="001d4632" style:font-weight-asian="normal" style:font-weight-complex="normal"/>
    </style:style>
    <style:style style:name="T13" style:family="text">
      <style:text-properties fo:font-weight="normal" officeooo:rsid="00438884" style:font-weight-asian="normal" style:font-weight-complex="normal"/>
    </style:style>
    <style:style style:name="T14" style:family="text">
      <style:text-properties fo:font-weight="normal" officeooo:rsid="004dbcb6" style:font-weight-asian="normal" style:font-weight-complex="normal"/>
    </style:style>
    <style:style style:name="T15" style:family="text">
      <style:text-properties officeooo:rsid="001eff5d"/>
    </style:style>
    <style:style style:name="T16" style:family="text">
      <style:text-properties officeooo:rsid="0020d0e3"/>
    </style:style>
    <style:style style:name="T17" style:family="text">
      <style:text-properties officeooo:rsid="0020e3ab"/>
    </style:style>
    <style:style style:name="T18" style:family="text">
      <style:text-properties officeooo:rsid="002283c3"/>
    </style:style>
    <style:style style:name="T19" style:family="text">
      <style:text-properties officeooo:rsid="0024159b"/>
    </style:style>
    <style:style style:name="T20" style:family="text">
      <style:text-properties officeooo:rsid="00298dae"/>
    </style:style>
    <style:style style:name="T21" style:family="text">
      <style:text-properties officeooo:rsid="002b55d7"/>
    </style:style>
    <style:style style:name="T22" style:family="text">
      <style:text-properties officeooo:rsid="002e27bc"/>
    </style:style>
    <style:style style:name="T23" style:family="text">
      <style:text-properties officeooo:rsid="0031bb27"/>
    </style:style>
    <style:style style:name="T24" style:family="text">
      <style:text-properties officeooo:rsid="003409e5"/>
    </style:style>
    <style:style style:name="T25" style:family="text">
      <style:text-properties officeooo:rsid="0036dec4"/>
    </style:style>
    <style:style style:name="T26" style:family="text">
      <style:text-properties officeooo:rsid="00395253"/>
    </style:style>
    <style:style style:name="T27" style:family="text">
      <style:text-properties officeooo:rsid="003afa37"/>
    </style:style>
    <style:style style:name="T28" style:family="text">
      <style:text-properties officeooo:rsid="003c64e2"/>
    </style:style>
    <style:style style:name="T29" style:family="text">
      <style:text-properties officeooo:rsid="003cc2b9"/>
    </style:style>
    <style:style style:name="T30" style:family="text">
      <style:text-properties officeooo:rsid="003df961"/>
    </style:style>
    <style:style style:name="T31" style:family="text">
      <style:text-properties officeooo:rsid="003f629e"/>
    </style:style>
    <style:style style:name="T32" style:family="text">
      <style:text-properties officeooo:rsid="0042425a"/>
    </style:style>
    <style:style style:name="T33" style:family="text">
      <style:text-properties officeooo:rsid="0044c8a7"/>
    </style:style>
    <style:style style:name="T34" style:family="text">
      <style:text-properties officeooo:rsid="00487d30"/>
    </style:style>
    <style:style style:name="T35" style:family="text">
      <style:text-properties officeooo:rsid="004953df"/>
    </style:style>
    <style:style style:name="T36" style:family="text">
      <style:text-properties officeooo:rsid="004dbcb6"/>
    </style:style>
    <style:style style:name="T37" style:family="text">
      <style:text-properties officeooo:rsid="004eed14"/>
    </style:style>
    <style:style style:name="T38" style:family="text">
      <style:text-properties officeooo:rsid="00502323"/>
    </style:style>
    <style:style style:name="T39" style:family="text">
      <style:text-properties officeooo:rsid="00511cc4"/>
    </style:style>
    <style:style style:name="T40" style:family="text">
      <style:text-properties officeooo:rsid="00523451"/>
    </style:style>
    <style:style style:name="T41" style:family="text">
      <style:text-properties officeooo:rsid="00541b8a"/>
    </style:style>
    <style:style style:name="T42" style:family="text">
      <style:text-properties officeooo:rsid="00557d92"/>
    </style:style>
    <style:style style:name="T43" style:family="text">
      <style:text-properties officeooo:rsid="0056723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hp - Hypertext-pre-processor</text:p>
      <text:p text:style-name="P1">-Interpreted language (no need to compile)</text:p>
      <text:p text:style-name="P1">-we need 3 things to run php 1) php parser(cgi or server module) 2)webserver 3)browser</text:p>
      <text:p text:style-name="P1"/>
      <text:p text:style-name="Standard"/>
      <text:p text:style-name="Standard">&lt;?php <text:s text:c="4"/>?&gt; tell php parser to start and stop</text:p>
      <text:p text:style-name="Standard">&lt;% %&gt;, &lt;script language=php &gt; are deployed in previous versions</text:p>
      <text:p text:style-name="Standard">&lt;? ?&gt; it is not preferable, need to change short_open_tag in php.ini</text:p>
      <text:p text:style-name="Standard">If a file is pure php code it is preferable to omit php closing tag at end of file</text:p>
      <text:p text:style-name="Standard">&lt;?php echo “welcome to php”; ?&gt;</text:p>
      <text:p text:style-name="Standard">&lt;?php <text:s/>‘welcome to php’ ?&gt;</text:p>
      <text:p text:style-name="P2">//comments</text:p>
      <text:p text:style-name="P2">/* block comments*/</text:p>
      <text:p text:style-name="P2">#comments</text:p>
      <text:p text:style-name="Standard"/>
      <text:p text:style-name="Standard">-Anything that has a value is called <text:span text:style-name="Default_20_Paragraph_20_Font"><text:span text:style-name="T1">Identifier</text:span></text:span></text:p>
      <text:p text:style-name="Standard"><text:span text:style-name="Default_20_Paragraph_20_Font"><text:span text:style-name="T2">Datatype : </text:span></text:span>Loosely typed language, no datatype</text:p>
      <text:p text:style-name="Standard">1.Scalar -</text:p>
      <text:p text:style-name="Standard"><text:tab/>a)int - <text:span text:style-name="T22">whole number, equivalent C lang ‘long’ . 32Bit. –2,147,483,648 to +2,147,483,647.</text:span> </text:p>
      <text:p text:style-name="Standard"><text:tab/><text:tab/>can be written in decimal, hexadecimal (prefixed with 0x), and</text:p>
      <text:p text:style-name="Standard"><text:tab/><text:tab/>octal notation (prefixed with 0), and can include + / - signs</text:p>
      <text:p text:style-name="Standard"><text:tab/>b)float <text:s/>- <text:span text:style-name="T23">real number, eqv to C lang ‘double’. 2.2E–308 to 1.8E+308</text:span></text:p>
      <text:p text:style-name="P14"><text:tab/>c)string, - series of char. <text:span text:style-name="T24">$str=”rajesh”; $str[1]; <text:s/>$str{1};<text:tab/>//a</text:span></text:p>
      <text:p text:style-name="Standard"><text:tab/><text:tab/>heredoc- $string = &lt;&lt;&lt;EOK rajesh EOK;</text:p>
      <text:p text:style-name="Standard"><text:tab/>d)boolean -true or false, case sensitive, ((bool) other datatype) type-casting</text:p>
      <text:p text:style-name="P18">2.Compound – object,<text:tab/></text:p>
      <text:p text:style-name="P18"><text:tab/><text:tab/><text:span text:style-name="T31">b)</text:span>array - <text:span text:style-name="T31">collection of key/value pair</text:span></text:p>
      <text:p text:style-name="P18"><text:tab/><text:tab/><text:tab/> <text:s text:c="2"/><text:span text:style-name="T32">array use hash tables, which complexity is 0(1).</text:span></text:p>
      <text:p text:style-name="P18"><text:tab/><text:tab/><text:tab/><text:tab/></text:p>
      <text:p text:style-name="P15">3.special - <text:span text:style-name="T25">a) </text:span>null - <text:span text:style-name="T25">variable with no value.</text:span></text:p>
      <text:p text:style-name="P16"><text:s/><text:tab/> <text:s text:c="2"/><text:tab/>it has been assigned the constant NULL.</text:p>
      <text:p text:style-name="P16"><text:s text:c="4"/><text:tab/><text:tab/>it has not been set to any value yet.</text:p>
      <text:p text:style-name="P16"><text:s text:c="4"/><text:tab/><text:tab/>it has been unset().<text:tab/></text:p>
      <text:p text:style-name="P15"><text:tab/><text:span text:style-name="T29">b) </text:span>resource - <text:tab/><text:span text:style-name="T29">s</text:span>pecial data type, represent a PHP extension resource such as a database query, an <text:tab/><text:tab/><text:tab/>open file, a database connection, and lots of other external types.</text:p>
      <text:p text:style-name="P15"><text:tab/><text:tab/><text:tab/>You will never directly <text:span text:style-name="T30">use</text:span> this type, but will pass to the relevant functions</text:p>
      <text:p text:style-name="P15"/>
      <text:p text:style-name="Standard"><text:span text:style-name="T19">Indirect reference</text:span> variable: $name="rajesh"; <text:s text:c="3"/>$$name="good boy"; <text:s text:c="5"/>echo $rajesh;</text:p>
      <text:p text:style-name="Standard">we can declare variable without variable name.<text:tab/>//$var;</text:p>
      <text:p text:style-name="P10">isset() - <text:span text:style-name="T26">d</text:span>etermine if a variable is set and is not NULL</text:p>
      <text:p text:style-name="P10">unset() - undefined the variable</text:p>
      <text:p text:style-name="P11">empty() - <text:s/><text:span text:style-name="T27">d</text:span>etermine whether a variable is empty</text:p>
      <text:p text:style-name="P17">is_null() - <text:s/><text:span text:style-name="T28">f</text:span>inds whether a variable is NULL</text:p>
      <text:p text:style-name="Standard"/>
      <text:p text:style-name="P3">Scopes:</text:p>
      <text:p text:style-name="Standard"><text:tab/>1.Global scope -&gt; need global keyword</text:p>
      <text:p text:style-name="Standard"><text:tab/>2.local scope</text:p>
      <text:p text:style-name="Standard"><text:tab/>3.super global scope</text:p>
      <text:p text:style-name="Standard"><text:tab/>4.static</text:p>
      <text:p text:style-name="Standard">$GLOBALS<text:span text:style-name="T20">[] <text:tab/>$name="rajesh";</text:span></text:p>
      <text:p text:style-name="P19"><text:tab/><text:tab/><text:tab/>function getname(){</text:p>
      <text:p text:style-name="Standard"><text:tab/><text:tab/><text:tab/> <text:s text:c="3"/>echo $GLOBALS['name'];<text:tab/><text:tab/>//<text:span text:style-name="T33">access outer variable inside function</text:span></text:p>
      <text:p text:style-name="P19"><text:tab/><text:tab/><text:tab/>}getname();</text:p>
      <text:p text:style-name="P4">static</text:p>
      <text:p text:style-name="Standard"/>
      <text:p text:style-name="P4"><text:soft-page-break/>Type Juggling:</text:p>
      <text:p text:style-name="Standard">&lt;?php</text:p>
      <text:p text:style-name="Standard">$foo = "1"; <text:s/>// $foo is string (ASCII 49)</text:p>
      <text:p text:style-name="Standard">$foo *= 2; <text:s text:c="2"/>// $foo is now an integer (2)</text:p>
      <text:p text:style-name="Standard">$foo = $foo * 1.3; <text:s/>// $foo is now a float (2.6)</text:p>
      <text:p text:style-name="Standard">$foo = 5 * "10 Little Piggies"; // $foo is integer (50)</text:p>
      <text:p text:style-name="Standard">$foo = 5 * "10 Small Pigs"; <text:s text:c="4"/>// $foo is integer (50)</text:p>
      <text:p text:style-name="Standard">?&gt;</text:p>
      <text:p text:style-name="Standard"/>
      <text:p text:style-name="P4">Array:</text:p>
      <text:p text:style-name="Standard"><text:span text:style-name="Default_20_Paragraph_20_Font"><text:span text:style-name="T2"><text:tab/></text:span></text:span>1.Indexed array- $varname=array(‘rajesh’,’arun’);</text:p>
      <text:p text:style-name="Standard"><text:tab/>2.Associate array- $varname=array(1=&gt;’raj’,2=&gt;’arun’); //userdefined key</text:p>
      <text:p text:style-name="Standard"><text:tab/>3.Multidimensional - $varname = array(2=&gt;array(‘rajesh’))</text:p>
      <text:p text:style-name="P22"><text:span text:style-name="Default_20_Paragraph_20_Font"><text:span text:style-name="T2">Constant : </text:span></text:span><text:span text:style-name="Default_20_Paragraph_20_Font"><text:span text:style-name="T13">(globally accessible)</text:span></text:span><text:span text:style-name="Default_20_Paragraph_20_Font"><text:span text:style-name="T2"><text:tab/></text:span></text:span></text:p>
      <text:p text:style-name="P22"><text:span text:style-name="Default_20_Paragraph_20_Font"><text:span text:style-name="T2"><text:tab/><text:tab/></text:span></text:span>define(‘VAR_NAME,’rajesh’); <text:s/></text:p>
      <text:p text:style-name="Standard"><text:tab/><text:tab/>const VAR_NAME = ‘rajesh’;</text:p>
      <text:p text:style-name="P23"><text:tab/>-<text:span text:style-name="T38">can be called without object using scopr resolution operator. <text:s/>eg.ClassName::VAR_NAME;</text:span></text:p>
      <text:p text:style-name="P23"><text:tab/>-<text:span text:style-name="T41">while extends, it is called using PARENT::var_name , <text:s/>SELF::var_name</text:span><text:tab/></text:p>
      <text:p text:style-name="P4"/>
      <text:p text:style-name="P4">Magic constants:</text:p>
      <text:p text:style-name="Standard"><text:span text:style-name="Default_20_Paragraph_20_Font"><text:span text:style-name="T2"><text:tab/></text:span></text:span>__LINE__ <text:tab/><text:tab/>return line number</text:p>
      <text:p text:style-name="Standard"><text:tab/>__FILE__<text:tab/><text:tab/>return filename</text:p>
      <text:p text:style-name="Standard"><text:tab/>__DIR__<text:tab/><text:tab/>return directory</text:p>
      <text:p text:style-name="Standard"><text:tab/>__FUNCTION__<text:tab/>return function name</text:p>
      <text:p text:style-name="Standard"><text:tab/>__CLASS__<text:tab/><text:tab/>return classname</text:p>
      <text:p text:style-name="Standard"><text:tab/>__TRAIT__<text:tab/><text:tab/>return trait name</text:p>
      <text:p text:style-name="Standard"><text:tab/>__METHOD__ <text:tab/>return classname and function name</text:p>
      <text:p text:style-name="Standard"><text:tab/>__NAMESPACE__<text:tab/>return namespace name</text:p>
      <text:p text:style-name="P4"/>
      <text:p text:style-name="P4">Operators:</text:p>
      <text:p text:style-name="Standard">1. Arithmatic operator - +-*/% <text:s/>a**2=a^2</text:p>
      <text:p text:style-name="Standard">2.Assignment operator - += <text:s/>-= <text:s/>*= <text:s/>/= <text:s/>%=</text:p>
      <text:p text:style-name="Standard">3.Bitwise operator - &amp;(and),|(or),^(xor),~(not),&lt;&lt;(swift left),&gt;&gt;(swift right)</text:p>
      <text:p text:style-name="Standard">4.Comparision operator - == === (!=,&lt;&gt;) !== &lt;,&gt;,&lt;=,&gt;=,&lt;=&gt;</text:p>
      <text:p text:style-name="Standard">5.Error control operator - @</text:p>
      <text:p text:style-name="Standard">6.Executor operator – backticks (` `)</text:p>
      <text:p text:style-name="Standard">7.Increment decrement – a++.a--.++a,--a</text:p>
      <text:p text:style-name="Standard">8.Logical operator – and,or,!,xor,&amp;&amp;,||</text:p>
      <text:p text:style-name="Standard">9.String operator - (.)concatenate dot operator</text:p>
      <text:p text:style-name="Standard">10.Array operator - (+)union, (==)equal, ===, !=, &lt;&gt;,!==</text:p>
      <text:p text:style-name="Standard">11.Type operator – (instanceof) <text:s text:c="4"/><text:span text:style-name="T16">eg.objname instanceof classname</text:span></text:p>
      <text:p text:style-name="Standard"/>
      <text:p text:style-name="Standard">Reference of(&amp;): <text:tab/>$b=10; $a = &amp;$b;<text:tab/>echo $a; <text:s text:c="2"/>//10<text:tab/>not a pointer,no new memory just pointing value<text:tab/></text:p>
      <text:p text:style-name="P4"/>
      <text:p text:style-name="P4">Conditional:</text:p>
      <text:p text:style-name="Standard">1.<text:span text:style-name="Default_20_Paragraph_20_Font"><text:span text:style-name="T5">if condition</text:span></text:span></text:p>
      <text:p text:style-name="Standard">if ( condition ){</text:p>
      <text:p text:style-name="Standard"><text:tab/>body;</text:p>
      <text:p text:style-name="Standard">}</text:p>
      <text:p text:style-name="Standard">2.<text:span text:style-name="Default_20_Paragraph_20_Font"><text:span text:style-name="T5">if-else condition</text:span></text:span></text:p>
      <text:p text:style-name="Standard">if ( condition ){</text:p>
      <text:p text:style-name="Standard"><text:tab/>body;</text:p>
      <text:p text:style-name="Standard">} else {</text:p>
      <text:p text:style-name="Standard"><text:tab/>body;</text:p>
      <text:p text:style-name="Standard">}</text:p>
      <text:p text:style-name="Standard"><text:soft-page-break/>3.<text:span text:style-name="Default_20_Paragraph_20_Font"><text:span text:style-name="T5">if-elseif condition</text:span></text:span></text:p>
      <text:p text:style-name="Standard">if ( condition ){</text:p>
      <text:p text:style-name="Standard"><text:tab/>body;</text:p>
      <text:p text:style-name="Standard">} elseif ( condition ){</text:p>
      <text:p text:style-name="Standard"><text:tab/>body;</text:p>
      <text:p text:style-name="Standard">} else {</text:p>
      <text:p text:style-name="Standard"><text:tab/>body;</text:p>
      <text:p text:style-name="Standard">}</text:p>
      <text:p text:style-name="Standard">4.<text:span text:style-name="Default_20_Paragraph_20_Font"><text:span text:style-name="T5">switch</text:span></text:span></text:p>
      <text:p text:style-name="Standard">switch ( expression ) {</text:p>
      <text:p text:style-name="Standard"><text:tab/>case value1:</text:p>
      <text:p text:style-name="Standard"><text:tab/><text:tab/>statement;</text:p>
      <text:p text:style-name="Standard"><text:tab/><text:tab/>break;</text:p>
      <text:p text:style-name="Standard"><text:tab/>case default:</text:p>
      <text:p text:style-name="Standard"><text:tab/><text:tab/>statement;</text:p>
      <text:p text:style-name="Standard">}</text:p>
      <text:p text:style-name="Standard">5.Single line condition</text:p>
      <text:p text:style-name="Standard"><text:tab/>expression ? Statement1 : statement2;</text:p>
      <text:p text:style-name="Standard"><text:span text:style-name="Default_20_Paragraph_20_Font"><text:span text:style-name="T2">Loops:</text:span></text:span></text:p>
      <text:p text:style-name="Standard">1.<text:span text:style-name="Default_20_Paragraph_20_Font"><text:span text:style-name="T5">for loop</text:span></text:span></text:p>
      <text:p text:style-name="Standard"><text:s/><text:tab/>for ( intialisation; condition; inc/dec) {</text:p>
      <text:p text:style-name="Standard"><text:tab/><text:tab/>body;</text:p>
      <text:p text:style-name="Standard"><text:tab/>}</text:p>
      <text:p text:style-name="Standard">2.<text:span text:style-name="Default_20_Paragraph_20_Font"><text:span text:style-name="T5">while loop</text:span></text:span></text:p>
      <text:p text:style-name="Standard"><text:tab/>while ( condition ) {</text:p>
      <text:p text:style-name="Standard"><text:tab/><text:tab/>body;</text:p>
      <text:p text:style-name="Standard"><text:tab/>}</text:p>
      <text:p text:style-name="Standard">3.<text:span text:style-name="Default_20_Paragraph_20_Font"><text:span text:style-name="T5">do-while loop</text:span></text:span></text:p>
      <text:p text:style-name="Standard"><text:tab/>do {</text:p>
      <text:p text:style-name="Standard"><text:s/><text:tab/><text:tab/>body;</text:p>
      <text:p text:style-name="Standard"><text:tab/>} while ( condition )</text:p>
      <text:p text:style-name="Standard">4.<text:span text:style-name="Default_20_Paragraph_20_Font"><text:span text:style-name="T5">foreach loop</text:span></text:span></text:p>
      <text:p text:style-name="Standard"><text:tab/>foreach ( $arrayname as $var) {<text:tab/><text:tab/><text:tab/>//<text:span text:style-name="T18">foreach with value</text:span></text:p>
      <text:p text:style-name="Standard"><text:tab/><text:tab/>body;</text:p>
      <text:p text:style-name="Standard"><text:tab/>}</text:p>
      <text:p text:style-name="Standard"><text:tab/>foreach ( $arrayname as $key =&gt; <text:s/>$var){<text:tab/><text:tab/>//<text:span text:style-name="T18">foreach with reference</text:span></text:p>
      <text:p text:style-name="Standard"><text:tab/><text:tab/>body; //we can use $key</text:p>
      <text:p text:style-name="Standard"><text:tab/>}</text:p>
      <text:p text:style-name="Standard"><text:span text:style-name="Default_20_Paragraph_20_Font"><text:span text:style-name="T2">Break: </text:span></text:span>break; exit(); # totally exit from program die(); #stop when previous error</text:p>
      <text:p text:style-name="P5">goto varname; continue;</text:p>
      <text:p text:style-name="P5"/>
      <text:p text:style-name="P4">Function:</text:p>
      <text:p text:style-name="Standard">function functionname ( $varname ) { body;}<text:tab/>#pass by value</text:p>
      <text:p text:style-name="Standard">function functionname ( &amp;$varname ) { body;}<text:tab/>#pass by reference</text:p>
      <text:p text:style-name="Standard">function functionname <text:s/>( ...$varname ) { body; }<text:tab/>#variable length parameters</text:p>
      <text:p text:style-name="Standard">function functionname ($varname=0) {body;}<text:tab/>#default arguements<text:tab/><text:tab/></text:p>
      <text:p text:style-name="Standard"><text:span text:style-name="Default_20_Paragraph_20_Font"><text:span text:style-name="T2">-</text:span></text:span><text:span text:style-name="Default_20_Paragraph_20_Font"><text:span text:style-name="T6">same function name should not repeat in php</text:span></text:span></text:p>
      <text:p text:style-name="Standard"><text:span text:style-name="Default_20_Paragraph_20_Font"><text:span text:style-name="T3">Return value by reference</text:span></text:span><text:span text:style-name="Default_20_Paragraph_20_Font"><text:span text:style-name="T7">:</text:span></text:span></text:p>
      <text:p text:style-name="Standard"><text:span text:style-name="Default_20_Paragraph_20_Font"><text:span text:style-name="T6"><text:tab/>function &amp;get_global_variable($name) {</text:span></text:span></text:p>
      <text:p text:style-name="Standard"><text:span text:style-name="Default_20_Paragraph_20_Font"><text:span text:style-name="T6"><text:tab/> <text:s text:c="3"/>return $GLOBALS[$name];<text:tab/></text:span></text:span></text:p>
      <text:p text:style-name="Standard"><text:span text:style-name="Default_20_Paragraph_20_Font"><text:span text:style-name="T6"><text:tab/>}</text:span></text:span></text:p>
      <text:p text:style-name="Standard"><text:span text:style-name="Default_20_Paragraph_20_Font"><text:span text:style-name="T6"><text:tab/>$num = 10;</text:span></text:span></text:p>
      <text:p text:style-name="Standard"><text:span text:style-name="Default_20_Paragraph_20_Font"><text:span text:style-name="T6"><text:tab/>$value =</text:span></text:span><text:span text:style-name="Default_20_Paragraph_20_Font"><text:span text:style-name="T2">&amp;</text:span></text:span><text:span text:style-name="Default_20_Paragraph_20_Font"><text:span text:style-name="T6"> get_global_variable("num");</text:span></text:span></text:p>
      <text:p text:style-name="Standard"><text:span text:style-name="Default_20_Paragraph_20_Font"><text:span text:style-name="T6"><text:tab/>print $value . "\n";</text:span></text:span></text:p>
      <text:p text:style-name="Standard"><text:span text:style-name="Default_20_Paragraph_20_Font"><text:span text:style-name="T6"><text:tab/>$value = 20;</text:span></text:span></text:p>
      <text:p text:style-name="Standard"><text:soft-page-break/><text:span text:style-name="Default_20_Paragraph_20_Font"><text:span text:style-name="T6"><text:tab/>print $num;</text:span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>function chaining</text:span></text:span><text:span text:style-name="Default_20_Paragraph_20_Font"><text:span text:style-name="T6">: $obj-&gt;func1()-&gt;func2();<text:tab/>// func1 should return $this</text:span></text:span></text:p>
      <text:p text:style-name="Standard"/>
      <text:p text:style-name="P3">Cookies:<text:span text:style-name="T9"> text files stored on client computer</text:span></text:p>
      <text:p text:style-name="Standard"><text:tab/>setcookie(“cookiename”,”cookevalue”,”expirytime”);</text:p>
      <text:p text:style-name="Standard"><text:tab/>setcookie(“cookiename”,”time()-3600”);</text:p>
      <text:p text:style-name="Standard"><text:tab/>$_COOKIE(“cookiename”);<text:tab/><text:tab/><text:tab/><text:span text:style-name="Default_20_Paragraph_20_Font"><text:span text:style-name="T8">//getcookies</text:span></text:span></text:p>
      <text:p text:style-name="Standard"><text:span text:style-name="Default_20_Paragraph_20_Font"><text:span text:style-name="T8"><text:tab/></text:span></text:span>setcookie(“cookiename”,null,expirytime);<text:tab/><text:span text:style-name="Default_20_Paragraph_20_Font"><text:span text:style-name="T8">//remove cookie</text:span></text:span></text:p>
      <text:p text:style-name="P3">Session: <text:span text:style-name="T10">creates file in a temp folder </text:span><text:span text:style-name="T11">in server, 32 hexadecimal number as unique id. A cookie called PHPSESSID is sent to client browser,</text:span></text:p>
      <text:p text:style-name="Standard"><text:span text:style-name="Default_20_Paragraph_20_Font"><text:span text:style-name="T1"><text:tab/></text:span></text:span>session_start();<text:tab/></text:p>
      <text:p text:style-name="Standard"><text:tab/>session_destroy();</text:p>
      <text:p text:style-name="Standard"><text:tab/>$_SESSION[‘varname’];</text:p>
      <text:p text:style-name="Standard"/>
      <text:p text:style-name="P3">HTTP-<text:span text:style-name="T21">superGlobals</text:span>:</text:p>
      <text:p text:style-name="Standard"><text:span text:style-name="Default_20_Paragraph_20_Font"><text:span text:style-name="T1"><text:tab/></text:span></text:span>$_GET[‘varname’];</text:p>
      <text:p text:style-name="Standard"><text:tab/>$_POST[‘varname’];</text:p>
      <text:p text:style-name="Standard"><text:tab/>$_REQUEST[‘varname’];</text:p>
      <text:p text:style-name="P3"/>
      <text:p text:style-name="P3">File upload:</text:p>
      <text:p text:style-name="Standard"><text:tab/>&lt;fom action=”” method=”post” enctype=”multipart/form-data”&gt;</text:p>
      <text:p text:style-name="Standard"><text:tab/><text:tab/>&lt;input type=”file” name=”image”&gt;</text:p>
      <text:p text:style-name="Standard">$_FILES[‘image’][‘name’],</text:p>
      <text:p text:style-name="Standard">$_FILES[‘image’][‘type’] </text:p>
      <text:p text:style-name="Standard">$_FILES[‘image’][‘size’] </text:p>
      <text:p text:style-name="P1">move_upload_file($_FILES[‘image’][‘temp_name’],’target path’); </text:p>
      <text:p text:style-name="P3"/>
      <text:p text:style-name="P3">Redirection:</text:p>
      <text:p text:style-name="Standard">header(‘Location’:’pagename.php’);</text:p>
      <text:p text:style-name="Standard">header(‘Location’:$_SERVER[‘HTTP_REFERER’]);</text:p>
      <text:p text:style-name="Standard"/>
      <text:p text:style-name="Standard"/>
      <text:p text:style-name="Standard">include(‘filename’);<text:tab/><text:tab/>//throw error if file not exist</text:p>
      <text:p text:style-name="Standard">include_once(‘filename’);<text:tab/>//should not repeat</text:p>
      <text:p text:style-name="Standard">require(‘filename’);<text:tab/><text:tab/>//not throw error if file not exist</text:p>
      <text:p text:style-name="Standard">require_once(‘filname’);<text:tab/>//should not repeat</text:p>
      <text:p text:style-name="Standard"/>
      <text:p text:style-name="Standard"/>
      <text:p text:style-name="P6">Object oriented programming:</text:p>
      <text:p text:style-name="Standard"/>
      <text:p text:style-name="Standard"><text:span text:style-name="Default_20_Paragraph_20_Font"><text:span text:style-name="T1">Class: </text:span></text:span>template to make object, blueprint of properties and behaviours</text:p>
      <text:p text:style-name="Standard"><text:span text:style-name="Default_20_Paragraph_20_Font"><text:span text:style-name="T1"><text:tab/></text:span></text:span>class className{</text:p>
      <text:p text:style-name="P1"><text:tab/>function __construct(){<text:tab/>//<text:span text:style-name="T35">it is called when $obj = new className()</text:span></text:p>
      <text:p text:style-name="P8">}</text:p>
      <text:p text:style-name="P29">function __destruct(){<text:tab/>//<text:span text:style-name="T34">it is called when $obj=null;</text:span></text:p>
      <text:p text:style-name="P29">}</text:p>
      <text:p text:style-name="P30"><text:span text:style-name="T39">function __clone(){<text:tab/><text:tab/>//it is called when using clone keyword</text:span></text:p>
      <text:p text:style-name="P30"><text:span text:style-name="T39">}</text:span><text:tab/></text:p>
      <text:p text:style-name="P1">}</text:p>
      <text:p text:style-name="Standard"><text:span text:style-name="Default_20_Paragraph_20_Font"><text:span text:style-name="T1">$this – </text:span></text:span>refer property of current class</text:p>
      <text:p text:style-name="Standard"/>
      <text:p text:style-name="Standard"><text:span text:style-name="Default_20_Paragraph_20_Font"><text:span text:style-name="T1">Object: </text:span></text:span>instance of class</text:p>
      <text:p text:style-name="P1">$obj = new className();<text:tab/></text:p>
      <text:p text:style-name="P1">$obj-&gt;varnames; $obj-&gt;function();</text:p>
      <text:p text:style-name="P32"><text:soft-page-break/>cloning object: <text:s/>use clone keyword before object to be copied. <text:s text:c="2"/><text:tab/><text:tab/>eg $obj2= clone obj1;</text:p>
      <text:p text:style-name="P32"/>
      <text:p text:style-name="P32"/>
      <text:p text:style-name="P33">Encapsultion: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ame class</text:p>
          </table:table-cell>
          <table:table-cell table:style-name="Table1.A1" office:value-type="string">
            <text:p text:style-name="P3">derived </text:p>
          </table:table-cell>
          <table:table-cell table:style-name="Table1.A1" office:value-type="string">
            <text:p text:style-name="P3">outside </text:p>
          </table:table-cell>
        </table:table-row>
        <table:table-row table:style-name="Table1.2">
          <table:table-cell table:style-name="Table1.A1" office:value-type="string">
            <text:p text:style-name="Standard">public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</table:table-row>
        <table:table-row table:style-name="Table1.1">
          <table:table-cell table:style-name="Table1.A1" office:value-type="string">
            <text:p text:style-name="Standard">private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no</text:p>
          </table:table-cell>
          <table:table-cell table:style-name="Table1.A1" office:value-type="string">
            <text:p text:style-name="Standard">no</text:p>
          </table:table-cell>
        </table:table-row>
        <table:table-row table:style-name="Table1.2">
          <table:table-cell table:style-name="Table1.A1" office:value-type="string">
            <text:p text:style-name="Standard">protected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no</text:p>
          </table:table-cell>
        </table:table-row>
      </table:table>
      <text:p text:style-name="P3"/>
      <text:p text:style-name="P3"><text:tab/></text:p>
      <text:p text:style-name="P3"/>
      <text:p text:style-name="P3"/>
      <text:p text:style-name="P3"/>
      <text:p text:style-name="P3"/>
      <text:p text:style-name="Standard"><text:span text:style-name="Default_20_Paragraph_20_Font"><text:span text:style-name="T1">Polymorphism: </text:span></text:span>abilty to define method in many forms</text:p>
      <text:p text:style-name="Standard"><text:tab/>method overriding – Normal happen with same function name</text:p>
      <text:p text:style-name="Standard"><text:tab/>method overloading - <text:s/>using magin functions_<text:span text:style-name="T40">c</text:span>all, __set etc</text:p>
      <text:p text:style-name="Standard"/>
      <text:p text:style-name="Standard"><text:span text:style-name="T2">final</text:span> keyword will avoid overriding<text:tab/>//act as super keyword</text:p>
      <text:p text:style-name="Standard"><text:tab/><text:span text:style-name="T12">final method: cannot be overload while being inherited</text:span></text:p>
      <text:p text:style-name="Standard"><text:span text:style-name="T12"><text:tab/>final class: cannot be inherited</text:span></text:p>
      <text:p text:style-name="Standard"><text:tab/>Parent::methodname();<text:tab/><text:tab/><text:tab/>// act as super function</text:p>
      <text:p text:style-name="P3"/>
      <text:p text:style-name="Standard"><text:span text:style-name="Default_20_Paragraph_20_Font"><text:span text:style-name="T1">Static:<text:tab/></text:span></text:span>can call without creating object with scope resolution operator.</text:p>
      <text:p text:style-name="Standard"><text:span text:style-name="Default_20_Paragraph_20_Font"><text:span text:style-name="T1"><text:tab/></text:span></text:span><text:span text:style-name="Default_20_Paragraph_20_Font"><text:span text:style-name="T14">Static variable</text:span></text:span><text:span text:style-name="Default_20_Paragraph_20_Font"><text:span text:style-name="T4"> <text:s text:c="5"/></text:span></text:span>public static $varname;</text:p>
      <text:p text:style-name="Standard"><text:tab/><text:span text:style-name="T36">Static method <text:s text:c="5"/></text:span>public static functionname(){</text:p>
      <text:p text:style-name="Standard"><text:tab/><text:tab/><text:tab/><text:tab/>return obj;<text:tab/>return staticvariable;<text:tab/><text:span text:style-name="T37">}</text:span><text:tab/>//should not return normal variable</text:p>
      <text:p text:style-name="P1"><text:tab/><text:tab/><text:tab/></text:p>
      <text:p text:style-name="P20">calling static variables,<text:span text:style-name="T36">methods</text:span></text:p>
      <text:p text:style-name="P21"><text:tab/>classname::methodname(); <text:tab/>classname::<text:span text:style-name="T36">variablename</text:span>();</text:p>
      <text:p text:style-name="P21"><text:tab/>parent :: methodname();<text:tab/>parent :: <text:span text:style-name="T36">variablename</text:span>();</text:p>
      <text:p text:style-name="P21"><text:tab/>self::methodname(); <text:tab/><text:tab/>self::<text:span text:style-name="T36">variablename</text:span>();</text:p>
      <text:p text:style-name="Standard"/>
      <text:p text:style-name="Standard"><text:span text:style-name="Default_20_Paragraph_20_Font"><text:span text:style-name="T1">Inheritance: </text:span></text:span>php support 1.single and 2.multilevel inheritance</text:p>
      <text:p text:style-name="Standard"><text:span text:style-name="Default_20_Paragraph_20_Font"><text:span text:style-name="T1">Abstraction:<text:tab/></text:span></text:span>hiding the implementation</text:p>
      <text:p text:style-name="Standard"><text:tab/><text:tab/>have abstract and non abstract <text:span text:style-name="T42">function</text:span></text:p>
      <text:p text:style-name="Standard"><text:tab/>abstract classname{<text:tab/>//abstract class must have atleast one abstract class</text:p>
      <text:p text:style-name="P8">abstract <text:span text:style-name="T17">function</text:span> funcname();<text:tab/>// have only function declaration not defination</text:p>
      <text:p text:style-name="P1"><text:tab/><text:span text:style-name="T42">function func2(){..... with defination.....}</text:span></text:p>
      <text:p text:style-name="P1">}</text:p>
      <text:p text:style-name="P1"/>
      <text:p text:style-name="Standard"><text:span text:style-name="Default_20_Paragraph_20_Font"><text:span text:style-name="T1">Interface: </text:span></text:span>100% abstraction, implements to child class. all function should public</text:p>
      <text:p text:style-name="Standard"><text:tab/>interface <text:span text:style-name="T15">fruit</text:span>{</text:p>
      <text:p text:style-name="P8">function funcname();</text:p>
      <text:p text:style-name="P1">}</text:p>
      <text:p text:style-name="P26">class apple implments <text:span text:style-name="T43">fruit</text:span>{</text:p>
      <text:p text:style-name="P26"><text:tab/>function funcname(){.....}</text:p>
      <text:p text:style-name="P26">}</text:p>
      <text:p text:style-name="Standard"/>
      <text:p text:style-name="Standard"><text:span text:style-name="Default_20_Paragraph_20_Font"><text:span text:style-name="T1">Trait:</text:span></text:span>same like abstract interface.</text:p>
      <text:p text:style-name="Standard">trait A{</text:p>
      <text:p text:style-name="P1">function functionname();----}</text:p>
      <text:p text:style-name="Standard">class B{</text:p>
      <text:p text:style-name="P1">user A;}</text:p>
      <text:p text:style-name="Standard">$obj = new B(); obj-&gt;functionname();</text:p>
      <text:p text:style-name="P3"><text:soft-page-break/></text:p>
      <text:p text:style-name="P3">Anonymous function:</text:p>
      <text:p text:style-name="Standard"><text:span text:style-name="Default_20_Paragraph_20_Font"><text:span text:style-name="T1"><text:tab/></text:span></text:span>$variableName = function(){----};</text:p>
      <text:p text:style-name="P3">Anonymous class:</text:p>
      <text:p text:style-name="Standard"><text:tab/>$obj = (new class{-----functions and vairiables-----});</text:p>
      <text:p text:style-name="Standard"><text:span text:style-name="Default_20_Paragraph_20_Font"><text:span text:style-name="T1">Namespace: </text:span></text:span>can use same name function and class</text:p>
      <text:p text:style-name="Standard">namespace namespacename;</text:p>
      <text:p text:style-name="Standard">class class1{ }</text:p>
      <text:p text:style-name="Standard"><text:tab/>function func1(){------} </text:p>
      <text:p text:style-name="Standard">$obj = new \namespacename\class1();<text:tab/>//creating object using namespace</text:p>
      <text:p text:style-name="Standard">\namespacename\func1():<text:tab/>//function calling using namespace</text:p>
      <text:p text:style-name="Standard"/>
      <text:p text:style-name="Standard"><text:span text:style-name="Default_20_Paragraph_20_Font"><text:span text:style-name="T1">File Handling:</text:span></text:span> w=write, r=read, a=append</text:p>
      <text:p text:style-name="Standard"><text:tab/>$handle = fopen(‘filename’,’w’);</text:p>
      <text:p text:style-name="Standard">write:<text:tab/>fwrite($handle,’something’);</text:p>
      <text:p text:style-name="Standard"><text:tab/>fgets($handle’);<text:tab/>//string</text:p>
      <text:p text:style-name="Standard"><text:s/><text:tab/>fgetc($handle);<text:tab/>//char<text:tab/></text:p>
      <text:p text:style-name="P1">foeof($handle);<text:tab/>//endofline</text:p>
      <text:p text:style-name="Standard"><text:tab/>fclose($handle);</text:p>
      <text:p text:style-name="Standard">read:<text:tab/>$read = file(‘filename’);<text:tab/>//return each line in array</text:p>
      <text:p text:style-name="Standard"><text:tab/>echo fread(fopen(‘filename’),filesize(‘filename’))</text:p>
      <text:p text:style-name="Standard">delete:<text:tab/>unlink(‘filename’);</text:p>
      <text:p text:style-name="Standard">rename: rename(‘oldname’,’newname’);</text:p>
      <text:p text:style-name="Standard">opendirectory:<text:tab/>$handle = opendir(‘dirname’);<text:tab/>while(readir(‘filename’)){-----------}<text:tab/></text:p>
      <text:p text:style-name="Standard"/>
      <text:p text:style-name="Standard"><text:span text:style-name="Default_20_Paragraph_20_Font"><text:span text:style-name="T1">Mysql Connection:</text:span></text:span></text:p>
      <text:p text:style-name="Standard">$conn =mysqli_connect(‘localhost’,’root’,’password’,’dbname’);</text:p>
      <text:p text:style-name="Standard">$result= mysqli_query($conn,$query);</text:p>
      <text:p text:style-name="Standard">echo mysqli_num_rows($result); //return num of rows</text:p>
      <text:p text:style-name="Standard">$row=mysqli_fetch_array($result,MYSQLI_BOTH); // MYSQLI_NUM <text:s/>// MYSQLI_ASSOC</text:p>
      <text:p text:style-name="Standard">$obj=mysqli_fetch_obj($result);</text:p>
      <text:p text:style-name="Standard">$row=mysqli_fetch_row($result);</text:p>
      <text:p text:style-name="Standard"/>
      <text:p text:style-name="Standard">$mysqliObj = new mysqli(‘localhost’,’usrename’,’password’,’dbname’);</text:p>
      <text:p text:style-name="Standard">$result=$mysqli-&gt;query($query);</text:p>
      <text:p text:style-name="Standard">$row=$result-&gt;fetch_array($query);</text:p>
      <text:p text:style-name="P3"/>
      <text:p text:style-name="Standard">$lastid = mysqli_insert_id($conn);</text:p>
      <text:p text:style-name="P3"/>
      <text:p text:style-name="P3">Indentation:</text:p>
      <text:p text:style-name="P3">Error reporting:</text:p>
      <text:p text:style-name="Standard"><text:tab/>error_reporting = 0 //make E_ALL</text:p>
      <text:p text:style-name="Standard"><text:tab/>ini_set(‘error_reporting’,’E_ALL’);</text:p>
      <text:p text:style-name="P3"/>
      <text:p text:style-name="Standard"><text:span text:style-name="Default_20_Paragraph_20_Font"><text:span text:style-name="T1">Types of Error:</text:span></text:span></text:p>
      <text:p text:style-name="Standard"><text:tab/>1.Fatal error (E_ERROR) - <text:s/>cause script to terminate</text:p>
      <text:p text:style-name="Standard"><text:tab/>2.warning (E_WARNING)- does not terminate script</text:p>
      <text:p text:style-name="Standard"><text:tab/>3.Parse error (E_PARSE) – compile time error</text:p>
      <text:p text:style-name="Standard"><text:tab/>4.Notice (E_NOTICE) – due to error in code </text:p>
      <text:p text:style-name="P3">Magic methods:</text:p>
      <text:p text:style-name="Standard"><text:span text:style-name="Default_20_Paragraph_20_Font"><text:span text:style-name="T1"><text:tab/></text:span></text:span>__set();<text:tab/>- while writing data inaccessible property</text:p>
      <text:p text:style-name="Standard"><text:tab/>__get();<text:tab/>-while reading data</text:p>
      <text:p text:style-name="Standard"><text:tab/>__isset();<text:tab/>-triggered while called isset() empty()</text:p>
      <text:p text:style-name="Standard"><text:tab/>__unset();<text:tab/>-invoke when unsert() used</text:p>
      <text:p text:style-name="Standard">__construct()</text:p>
      <text:p text:style-name="Standard"><text:soft-page-break/>__destruct()</text:p>
      <text:p text:style-name="Standard">__call()</text:p>
      <text:p text:style-name="Standard">__callstatic()</text:p>
      <text:p text:style-name="Standard">__sleep()</text:p>
      <text:p text:style-name="Standard">__wakeup()</text:p>
      <text:p text:style-name="Standard">__tostring()</text:p>
      <text:p text:style-name="Standard">__invoke()</text:p>
      <text:p text:style-name="Standard">__set_state()</text:p>
      <text:p text:style-name="Standard">__clone()</text:p>
      <text:p text:style-name="Standard">__debugInfo()</text:p>
      <text:p text:style-name="P3"/>
      <text:p text:style-name="P3">Global variable:</text:p>
      <text:p text:style-name="Standard">$GLOBALS<text:tab/><text:tab/></text:p>
      <text:p text:style-name="Standard">$_SERVER<text:tab/><text:tab/></text:p>
      <text:p text:style-name="Standard">$_REQUEST</text:p>
      <text:p text:style-name="Standard">$_POST</text:p>
      <text:p text:style-name="Standard">$_GET</text:p>
      <text:p text:style-name="Standard">$_FILES</text:p>
      <text:p text:style-name="Standard">$_ENV</text:p>
      <text:p text:style-name="Standard">$_COOKIE</text:p>
      <text:p text:style-name="Standard">$_SESSION<text:tab/></text:p>
      <text:p text:style-name="Standard">$php_errormsg</text:p>
      <text:p text:style-name="Standard">$HTTP_RAW_POST_DATA</text:p>
      <text:p text:style-name="Standard">$http_response_header</text:p>
      <text:p text:style-name="Standard">$argc -&gt; number of arg passed to script</text:p>
      <text:p text:style-name="Standard">$argv<text:tab/>-&gt; array of arg passed to script</text:p>
      <text:p text:style-name="P3"/>
      <text:p text:style-name="P3">Autoloading:</text:p>
      <text:p text:style-name="Standard">import file having below function, and create object directly use it</text:p>
      <text:p text:style-name="Standard">spl_autoload_register(function($var){</text:p>
      <text:p text:style-name="Standard"><text:tab/>include $var.’php’;</text:p>
      <text:p text:style-name="Standard">});</text:p>
      <text:p text:style-name="P24">function __autoload($funName){</text:p>
      <text:p text:style-name="P24"><text:tab/>require_once($_SERVER["DOCUMENT_ROOT"] . "/classes/$class_name.php")</text:p>
      <text:p text:style-name="P24">}</text:p>
      <text:p text:style-name="Standard"/>
      <text:p text:style-name="P3">Server variables:</text:p>
      <text:p text:style-name="Standard">$_SERVER[‘PHP_SELF’]<text:tab/><text:tab/><text:tab/>-filename with drectory</text:p>
      <text:p text:style-name="Standard">$_SERVER[‘SERVER_NAME’]<text:tab/><text:tab/>-name of host</text:p>
      <text:p text:style-name="Standard">$_SERVER[‘HTTP_HOST’]<text:tab/><text:tab/><text:tab/>-return host headers</text:p>
      <text:p text:style-name="Standard">$_SERVER[‘HTTP_REFERER’]<text:tab/><text:tab/>-complete url</text:p>
      <text:p text:style-name="Standard">$_SERVER[‘HTTP_USER_AGENT’]<text:tab/>-browser platform details</text:p>
      <text:p text:style-name="Standard">$_SERVER[‘SCRIPT_NAME’]<text:tab/><text:tab/>-current script filename</text:p>
      <text:p text:style-name="Standard">$_SERVER[‘GATEWAY_INTERFACE’]<text:tab/>-version of cgi</text:p>
      <text:p text:style-name="Standard">$_SERVER[‘SERVER_ADDR’]<text:tab/><text:tab/>-ip of host</text:p>
      <text:p text:style-name="Standard">$_SERVER[‘SERVER_SOFTWARE’]<text:tab/>-server identification string(apache/2.2.24)</text:p>
      <text:p text:style-name="Standard">$_SERVER[‘SERVER_PROTOCOL’]<text:tab/>-name and revision of port (HTTP/1.1)</text:p>
      <text:p text:style-name="Standard">$_SERVER[‘REQUEST_METHOD’]<text:tab/>-GET,POST</text:p>
      <text:p text:style-name="Standard">$_SERVER[‘REQUEST_TIME’]<text:tab/><text:tab/>- timestamp of request time</text:p>
      <text:p text:style-name="Standard">$_SERVER[‘QUERY_STRING’]<text:tab/><text:tab/>-return if query string exist</text:p>
      <text:p text:style-name="Standard">$_SERVER[‘HHTP_ACCEPT’]<text:tab/><text:tab/>-accept header of request</text:p>
      <text:p text:style-name="Standard">$_SERVER[‘HTTPS’]<text:tab/><text:tab/><text:tab/>-true false if https</text:p>
      <text:p text:style-name="Standard">$_SERVER[‘REMOTE_ADDR’]<text:tab/><text:tab/>-ip of user</text:p>
      <text:p text:style-name="Standard">$_SERVER[‘REMOTE_HOST’]<text:tab/><text:tab/>-hostname of user</text:p>
      <text:p text:style-name="Standard">$_SERVER[‘REMOTE_PORT’]<text:tab/><text:tab/>-port used on user machine</text:p>
      <text:p text:style-name="Standard"><text:soft-page-break/>$_SERVER[‘SCRIPT_FILENAME’]<text:tab/>-seradmine directive </text:p>
      <text:p text:style-name="Standard">$_SERVER[‘SERVER_NAME’]<text:tab/><text:tab/>- absolute filepath of script <text:s/></text:p>
      <text:p text:style-name="Standard">$_SERVER[‘SERVER_PORT’]<text:tab/><text:tab/>-return port 80</text:p>
      <text:p text:style-name="Standard">$_SERVER[‘SERVER_SIGNATURE’]<text:tab/>-server version virtual host script</text:p>
      <text:p text:style-name="Standard">$_SERVER[‘PATH_TRANSLATED’]<text:tab/>-file system path of current </text:p>
      <text:p text:style-name="Standard">$_SERVER[‘SCRIPT_URI’]<text:tab/><text:tab/><text:tab/>-Url of current page</text:p>
      <text:p text:style-name="P3"/>
      <text:p text:style-name="Standard"><text:span text:style-name="Default_20_Paragraph_20_Font"><text:span text:style-name="T1">Mail: </text:span></text:span>mail($to,$subject,$body,$header);</text:p>
      <text:p text:style-name="Standard"><text:span text:style-name="Default_20_Paragraph_20_Font"><text:span text:style-name="T1">XML:</text:span></text:span> simplexml_load_file(‘xmlfile’);</text:p>
      <text:p text:style-name="Standard"><text:span text:style-name="Default_20_Paragraph_20_Font"><text:span text:style-name="T1">Json:<text:tab/></text:span></text:span>encode(), decode, f</text:p>
      <text:p text:style-name="Standard"/>
      <text:p text:style-name="P3">Types of exception:</text:p>
      <text:p text:style-name="Standard">throwable</text:p>
      <text:p text:style-name="Standard"><text:tab/>Error</text:p>
      <text:p text:style-name="Standard"><text:tab/><text:tab/>Arithmatic Error</text:p>
      <text:p text:style-name="Standard"><text:tab/><text:tab/><text:tab/>divisionByZeroError</text:p>
      <text:p text:style-name="Standard"><text:tab/><text:tab/>AssertionError</text:p>
      <text:p text:style-name="Standard"><text:tab/><text:tab/>ParseError</text:p>
      <text:p text:style-name="Standard"><text:tab/><text:tab/>TypeError</text:p>
      <text:p text:style-name="Standard"><text:tab/>Exception</text:p>
      <text:p text:style-name="Standard"><text:tab/><text:tab/>ClosedGeneralException</text:p>
      <text:p text:style-name="Standard"><text:tab/><text:tab/>DOMException</text:p>
      <text:p text:style-name="Standard"><text:tab/><text:tab/>ErrorException</text:p>
      <text:p text:style-name="Standard"><text:tab/><text:tab/>IntlException</text:p>
      <text:p text:style-name="Standard"><text:tab/><text:tab/>LogicException</text:p>
      <text:p text:style-name="Standard"><text:tab/><text:tab/><text:tab/>BadFunctionalException</text:p>
      <text:p text:style-name="Standard"><text:tab/><text:tab/><text:tab/>BadMethodcallException</text:p>
      <text:p text:style-name="Standard"><text:tab/><text:tab/><text:tab/>Domain exception</text:p>
      <text:p text:style-name="Standard"><text:tab/><text:tab/><text:tab/>invalid arguement exeception</text:p>
      <text:p text:style-name="Standard"><text:tab/><text:tab/><text:tab/>Lengthexception</text:p>
      <text:p text:style-name="Standard"><text:tab/><text:tab/><text:tab/>OutOfRangeException</text:p>
      <text:p text:style-name="Standard"><text:tab/><text:tab/>pharException</text:p>
      <text:p text:style-name="Standard"><text:tab/><text:tab/>ReflectionException</text:p>
      <text:p text:style-name="Standard"><text:tab/><text:tab/>Runtime Exception</text:p>
      <text:p text:style-name="Standard"><text:tab/><text:tab/><text:tab/>mysqli_sql_exception</text:p>
      <text:p text:style-name="Standard"><text:tab/><text:tab/><text:tab/>outOfBoundException</text:p>
      <text:p text:style-name="Standard"><text:tab/><text:tab/><text:tab/>OverflowException</text:p>
      <text:p text:style-name="Standard"><text:tab/><text:tab/><text:tab/>PDOException</text:p>
      <text:p text:style-name="Standard"><text:tab/><text:tab/><text:tab/>RangeException</text:p>
      <text:p text:style-name="Standard"><text:tab/><text:tab/><text:tab/>UnderFlowException</text:p>
      <text:p text:style-name="Standard"><text:tab/><text:tab/><text:tab/>UnExpectedValueException</text:p>
      <text:p text:style-name="Standard"/>
      <text:p text:style-name="P3">Exception handling:</text:p>
      <text:p text:style-name="Standard">try{</text:p>
      <text:p text:style-name="P1">}</text:p>
      <text:p text:style-name="P1">catch (Exception $e){</text:p>
      <text:p text:style-name="P1">}</text:p>
      <text:p text:style-name="P7">Custom exception:</text:p>
      <text:p text:style-name="Standard">try{</text:p>
      <text:p text:style-name="P27">throw new rajeshexception();</text:p>
      <text:p text:style-name="P34">}</text:p>
      <text:p text:style-name="P31">catch (rajeshException $e){</text:p>
      <text:p text:style-name="P35">}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7-10-17T20:05:00Z</meta:creation-date>
    <dc:date>2018-12-16T01:21:31.521127405</dc:date>
    <meta:editing-cycles>90</meta:editing-cycles>
    <meta:editing-duration>PT18H25M20S</meta:editing-duration>
    <meta:document-statistic meta:table-count="1" meta:image-count="0" meta:object-count="0" meta:page-count="9" meta:paragraph-count="400" meta:word-count="1543" meta:character-count="12506" meta:non-whitespace-character-count="10966"/>
    <meta:template xlink:type="simple" xlink:actuate="onRequest" xlink:title="" xlink:href="Normal.dotm"/>
  </office:meta>
</office:document-meta>
</file>